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815cm">
          <text:p/>
        </draw:line>
        <draw:frame draw:style-name="gr3" draw:text-style-name="P5" draw:layer="layout" svg:width="6.35cm" svg:height="2.621cm" svg:x="0.1cm" svg:y="3.275cm">
          <draw:text-box>
            <text:p text:style-name="P4"><text:span text:style-name="T2">init</text:span></text:p>
            <text:p text:style-name="P4"><text:span text:style-name="T2">match</text:span></text:p>
            <text:p text:style-name="P4"><text:span text:style-name="T2">parse</text:span></text:p>
            <text:p text:style-name="P4"><text:span text:style-name="T2">pos</text:span></text:p>
            <text:p text:style-name="P4"><text:span text:style-name="T2">position</text:span></text:p>
          </draw:text-box>
        </draw:frame>
        <draw:line draw:style-name="gr2" draw:text-style-name="P3" draw:layer="layout" svg:x1="6.45cm" svg:y1="5.815cm" svg:x2="0.1cm" svg:y2="5.81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egularExpress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0.885cm" svg:x="0.1cm" svg:y="2.005cm">
          <draw:text-box>
            <text:p text:style-name="P4"><text:span text:style-name="T2">::requires rxregexp.cls</text:span></text:p>
          </draw:text-box>
        </draw:frame>
        <draw:line draw:style-name="gr2" draw:text-style-name="P3" draw:layer="layout" svg:x1="6.45cm" svg:y1="3.275cm" svg:x2="0.1cm" svg:y2="3.275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5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25:05.56</dc:date>
    <dc:language>en-US</dc:language>
    <meta:editing-cycles>19</meta:editing-cycles>
    <meta:editing-duration>PT00H57M56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